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swiss"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Helvetica" svg:font-family="Helvetica"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charset="x-symbol"/>
    <style:font-face style:name="TimesNewRoman" svg:font-family="TimesNewRoman" style:font-family-generic="system" style:font-pitch="variable"/>
    <style:font-face style:name="Wingdings" svg:font-family="Wingdings" style:font-charset="x-symbol"/>
  </office:font-face-decls>
  <office:automatic-styles>
    <style:style style:name="P1" style:family="paragraph" style:parent-style-name="Title">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Heading_20_1">
      <style:paragraph-properties fo:margin-top="0cm" fo:margin-bottom="0cm" style:contextual-spacing="false" fo:break-before="page"/>
    </style:style>
    <style:style style:name="P4" style:family="paragraph" style:parent-style-name="List_20_Paragraph" style:list-style-name="WWNum2">
      <style:paragraph-properties fo:margin-top="0.635cm" fo:margin-bottom="0.423cm" style:contextual-spacing="true"/>
    </style:style>
    <style:style style:name="P5" style:family="paragraph" style:parent-style-name="Standard">
      <style:paragraph-properties fo:margin-top="0.635cm" fo:margin-bottom="0.423cm" style:contextual-spacing="false"/>
    </style:style>
    <style:style style:name="P6" style:family="paragraph" style:parent-style-name="Standard">
      <style:paragraph-properties fo:margin-top="0.635cm" fo:margin-bottom="0.423cm" style:contextual-spacing="false"/>
      <style:text-properties officeooo:rsid="00057dfc" officeooo:paragraph-rsid="00057dfc"/>
    </style:style>
    <style:style style:name="P7" style:family="paragraph" style:parent-style-name="Standard">
      <style:text-properties fo:language="de" fo:country="CH" style:letter-kerning="true" style:font-name-asian="Calibri2" style:font-name-complex="Helvetica" style:font-size-complex="11.5pt"/>
    </style:style>
    <style:style style:name="P8" style:family="paragraph" style:parent-style-name="Contents_20_Heading">
      <style:paragraph-properties fo:margin-top="0cm" fo:margin-bottom="0cm" style:contextual-spacing="false" fo:break-before="page"/>
    </style:style>
    <style:style style:name="P9" style:family="paragraph" style:parent-style-name="Contents_20_1">
      <style:paragraph-properties>
        <style:tab-stops>
          <style:tab-stop style:position="15.903cm" style:type="right" style:leader-style="dotted" style:leader-text="."/>
        </style:tab-stops>
      </style:paragraph-properties>
    </style:style>
    <style:style style:name="P10" style:family="paragraph" style:parent-style-name="Standard">
      <style:text-properties fo:font-weight="bold" style:font-weight-asian="bold" style:font-weight-complex="bold"/>
    </style:style>
    <style:style style:name="P11" style:family="paragraph" style:parent-style-name="Heading_20_1">
      <style:paragraph-properties fo:line-height="115%" fo:text-align="start" style:justify-single-word="false" fo:orphans="2" fo:widows="2" style:writing-mode="lr-tb"/>
      <style:text-properties style:font-name="Arial" fo:language="de" fo:country="CH" officeooo:rsid="00057dfc" officeooo:paragraph-rsid="00057dfc"/>
    </style:style>
    <style:style style:name="P12" style:family="paragraph" style:parent-style-name="Standard">
      <style:text-properties officeooo:rsid="00057dfc" officeooo:paragraph-rsid="00057dfc"/>
    </style:style>
    <style:style style:name="P13" style:family="paragraph" style:parent-style-name="Standard">
      <style:paragraph-properties fo:text-align="start" style:justify-single-word="false" style:writing-mode="lr-tb"/>
      <style:text-properties officeooo:rsid="00057dfc" officeooo:paragraph-rsid="00057dfc"/>
    </style:style>
    <style:style style:name="P14" style:family="paragraph" style:parent-style-name="Heading_20_2">
      <style:text-properties officeooo:rsid="0009f67c" officeooo:paragraph-rsid="0009f67c"/>
    </style:style>
    <style:style style:name="P15" style:family="paragraph" style:parent-style-name="Standard">
      <style:text-properties officeooo:rsid="0009f67c" officeooo:paragraph-rsid="0009f67c"/>
    </style:style>
    <style:style style:name="P16" style:family="paragraph" style:parent-style-name="Heading_20_2">
      <style:text-properties officeooo:rsid="000a54b9" officeooo:paragraph-rsid="000a54b9"/>
    </style:style>
    <style:style style:name="P17" style:family="paragraph" style:parent-style-name="Standard">
      <style:text-properties officeooo:rsid="000a54b9" officeooo:paragraph-rsid="000a54b9"/>
    </style:style>
    <style:style style:name="P18" style:family="paragraph" style:parent-style-name="Heading_20_1">
      <style:text-properties officeooo:rsid="000bc793" officeooo:paragraph-rsid="000bc793"/>
    </style:style>
    <style:style style:name="P19" style:family="paragraph" style:parent-style-name="Standard">
      <style:text-properties officeooo:rsid="000bc793" officeooo:paragraph-rsid="000bc793"/>
    </style:style>
    <style:style style:name="T1" style:family="text">
      <style:text-properties fo:font-size="28pt" style:font-size-asian="28pt" style:font-size-complex="26pt"/>
    </style:style>
    <style:style style:name="T2" style:family="text">
      <style:text-properties fo:font-size="22pt" style:font-size-asian="22pt" style:font-size-complex="20pt"/>
    </style:style>
    <style:style style:name="T3" style:family="text">
      <style:text-properties fo:font-size="14pt" style:font-size-asian="14pt" style:font-size-complex="14pt"/>
    </style:style>
    <style:style style:name="T4" style:family="text">
      <style:text-properties fo:font-size="16pt" style:font-size-asian="16pt" style:font-size-complex="16pt"/>
    </style:style>
    <style:style style:name="T5" style:family="text">
      <style:text-properties officeooo:rsid="00057dfc"/>
    </style:style>
    <style:style style:name="T6" style:family="text">
      <style:text-properties fo:language="de" fo:country="CH" style:letter-kerning="true" style:font-name-asian="Calibri2" style:font-name-complex="Arial1" style:font-size-complex="11.5pt"/>
    </style:style>
    <style:style style:name="T7" style:family="text">
      <style:text-properties fo:language="de" fo:country="CH" style:letter-kerning="true" style:font-name-asian="Calibri2" style:font-name-complex="Helvetica" style:font-size-complex="11.5pt"/>
    </style:style>
    <style:style style:name="T8" style:family="text">
      <style:text-properties style:letter-kerning="true" style:font-name-asian="Calibri2" style:font-name-complex="Helvetica" style:font-size-complex="11.5pt"/>
    </style:style>
    <style:style style:name="T9" style:family="text">
      <style:text-properties fo:language="de" fo:country="DE"/>
    </style:style>
    <style:style style:name="T10" style:family="text">
      <style:text-properties style:font-name="Calibri" fo:font-size="12pt" style:letter-kerning="true" style:font-size-asian="12pt" style:language-asian="de" style:country-asian="DE" style:font-size-complex="12pt"/>
    </style:style>
    <style:style style:name="T11" style:family="text">
      <style:text-properties text:display="true"/>
    </style:style>
    <style:style style:name="T12" style:family="text">
      <style:text-properties style:font-name="Calibri1" fo:font-size="12pt" style:letter-kerning="true" style:font-size-asian="12pt" style:language-asian="de" style:country-asian="DE" style:font-size-complex="12pt" text:display="true"/>
    </style:style>
    <style:style style:name="T13" style:family="text">
      <style:text-properties fo:language="de" fo:country="CH" style:font-name-asian="Calibri2"/>
    </style:style>
    <style:style style:name="T14" style:family="text">
      <style:text-properties fo:font-weight="bold" style:font-weight-asian="bold" style:font-weight-complex="bold"/>
    </style:style>
    <style:style style:name="T15" style:family="text">
      <style:text-properties fo:language="de" fo:country="CH"/>
    </style:style>
    <style:style style:name="T16" style:family="text">
      <style:text-properties fo:language="de" fo:country="CH" officeooo:rsid="0008ddcc"/>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T1">Introduction to Programming </text:span><text:span text:style-name="T2">(FS 2025)</text:span><text:span text:style-name="T1">: Übung 04</text:span></text:p>
      <text:p text:style-name="P2"/>
      <text:p text:style-name="P2">Zürcher Fachhochschule</text:p>
      <text:p text:style-name="P2" loext:marker-style-name="T3"><text:span text:style-name="T3">HWZ Hochschule für Wirtschaft Zürich</text:span><text:span text:style-name="T3"/></text:p>
      <text:p text:style-name="P2"/>
      <text:p text:style-name="P2">Eingereicht im Kurs:</text:p>
      <text:p text:style-name="P2" loext:marker-style-name="T3"><text:span text:style-name="T3">Introduction to Programming</text:span><text:span text:style-name="T3"/></text:p>
      <text:p text:style-name="P2" loext:marker-style-name="T4">Bei dem Dozierenden:<text:line-break/><text:span text:style-name="T3">Giuseppe Accaputo (MSc. ETH Zürich)</text:span><text:span text:style-name="T4"/></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Vorgelegt von: <text:span text:style-name="T5">Raylin Gloor<text:tab/></text:span></text:p>
      <text:p text:style-name="Standard">Matrikelnummer:</text:p>
      <text:p text:style-name="Standard">Studiengang: <text:span text:style-name="T5">BWI2024</text:span></text:p>
      <text:p text:style-name="Standard">Ort, Datum: <text:span text:style-name="T5">Zürich 8048, 27.04.2025</text:span></text:p>
      <text:p text:style-name="Standard"/>
      <text:h text:style-name="P3" text:outline-level="1"><text:bookmark-start text:name="_Toc164512659"/>Ehrenwörtliche Erklärung<text:bookmark-end text:name="_Toc164512659"/></text:h>
      <text:p text:style-name="Standard" loext:marker-style-name="T6"><text:span text:style-name="T6">Ich bestätige hiermit, dass ich</text:span><text:span text:style-name="T6"/></text:p>
      <text:list text:style-name="WWNum2">
        <text:list-item>
          <text:p text:style-name="P4" loext:marker-style-name="T7"><text:span text:style-name="T7">die vorliegende Dokumentation meiner Gedankengänge und meine Implementation der Lösung selbständig und ohne Benutzung anderer als der angegebenen Quellen und Hilfsmittel angefertigt habe;</text:span><text:span text:style-name="T7"/></text:p>
        </text:list-item>
        <text:list-item>
          <text:p text:style-name="P4" loext:marker-style-name="T7"><text:span text:style-name="T7">die benutzten Quellen (in der Dokumentation sowie im Code) wörtlich oder inhaltlich als solche kenntlich gemacht habe;</text:span><text:span text:style-name="T7"/></text:p>
        </text:list-item>
        <text:list-item>
          <text:p text:style-name="P4" loext:marker-style-name="T7"><text:span text:style-name="T7">die Dokumentation meiner Gedankengänge sowie meine Implementation der Lösung in gleicher oder ähnlicher Form noch an keiner Hochschule zur Bewertung eingereicht habe;</text:span><text:span text:style-name="T7"/></text:p>
        </text:list-item>
        <text:list-item>
          <text:p text:style-name="P4" loext:marker-style-name="T7"><text:span text:style-name="T7">verstanden habe, dass Chatbots, einschliesslich ChatGPT, Claude, etc., nur als letztes Hilfsmittel verwendet werden, wenn keine anderen Quellen zur Verfügung stehen, und dass die Nutzung gründlich zu rechtfertigen ist;</text:span><text:span text:style-name="T7"/></text:p>
        </text:list-item>
        <text:list-item>
          <text:p text:style-name="P4" loext:marker-style-name="T7"><text:span text:style-name="T8">zugesichert haben, dass wir die Nutzung von Chatbots, einschliesslich ChatGPT, Claude, etc., auf ein Minimum beschränken werden und uns in erster Linie auf traditionelle wissenschaftliche Quellen und bewährte Forschungsmethoden stützen werden, um die Qualität und Unabhängigkeit unserer Arbeit zu gewährleisten;</text:span><text:span text:style-name="T7"/></text:p>
        </text:list-item>
        <text:list-item>
          <text:p text:style-name="P4" loext:marker-style-name="T7"><text:span text:style-name="T8">zur Kenntnis genommen haben, dass der Dozent bei ungerechtfertigter Nutzung von Chatbots, einschliesslich ChatGPT, Claude, etc., wesentliche Punktabzüge vornehmen kann, insbesondere wenn nicht dokumentiert wurde, wie die Antworten interpretiert wurden und welchen Erkenntnisgewinn diese für die Arbeit darstellen;</text:span><text:span text:style-name="T7"/></text:p>
        </text:list-item>
        <text:list-item>
          <text:p text:style-name="P4" loext:marker-style-name="T7"><text:span text:style-name="T8">bei der Verwendung von Chatbots, einschliesslich ChatGPT, Claude, etc., zur Beantwortung von Fragen, die sich auf die Themen in der Dokumentation und im Code beziehen, a) den Inhalt der Interaktionen verstanden und in unseren eigenen Worten wiedergegeben haben, ohne direkte Kopien des Outputs des Chatbots zu verwenden, und b) den Verlauf des dazugehörigen Chatbot-Austauschs in den Quellenangaben dokumentiert und für den Dozenten zur Einsicht bereitgestellt haben (z.B. für ChatGPT siehe </text:span><text:a xlink:type="simple" xlink:href="https://help.openai.com/en/articles/7925741-chatgpt-shared-links-faq" office:target-frame-name="_new" xlink:show="replace" text:style-name="Internet_20_link" text:visited-style-name="Visited_20_Internet_20_Link"><text:span text:style-name="Internet_20_link"><text:span text:style-name="T8">https://help.openai.com/en/articles/7925741-chatgpt-shared-links-faq</text:span></text:span></text:a><text:span text:style-name="T8">).</text:span></text:p>
        </text:list-item>
      </text:list>
      <text:p text:style-name="P5" loext:marker-style-name="T7"><text:span text:style-name="T7">Ort, Datum</text:span><text:span text:style-name="T7"/></text:p>
      <text:p text:style-name="P6" loext:marker-style-name="T7"><text:span text:style-name="T7">Zürich 8048, 27.04.2025</text:span></text:p>
      <text:p text:style-name="P5" loext:marker-style-name="T7"><text:span text:style-name="T7">(Unterschriften)</text:span><text:span text:style-name="T7"/></text:p>
      <text:p text:style-name="P7" loext:marker-style-name="T7"/>
      <text:table-of-content text:style-name="Sect1" text:protected="true" text:name="Inhaltsverzeichnis1">
        <text:table-of-content-source text:outline-level="3"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extSection">
            <text:p text:style-name="P8" loext:marker-style-name="T9"><text:span text:style-name="Heading_20_1_20_Char"><text:span text:style-name="T9">Inhaltsverzeichnis</text:span></text:span><text:span text:style-name="T9"/></text:p>
          </text:index-title>
          <text:p text:style-name="P9" loext:marker-style-name="T10"><text:a xlink:type="simple" xlink:href="#_Toc164512659" text:style-name="Index_20_Link" text:visited-style-name="Index_20_Link">Ehrenwörtliche Erklärung<text:span text:style-name="T11"><text:tab/>2</text:span></text:a><text:span text:style-name="T12"/></text:p>
          <text:p text:style-name="P9" loext:marker-style-name="T10"><text:a xlink:type="simple" xlink:href="#_Toc164512660" text:style-name="Index_20_Link" text:visited-style-name="Index_20_Link"><text:span text:style-name="T13">Abgabe 1: Dokumentation meiner Gedankengänge</text:span><text:span text:style-name="T11"><text:tab/>3</text:span></text:a></text:p>
          <text:p text:style-name="P10" loext:marker-style-name="T14"/>
        </text:index-body>
      </text:table-of-content>
      <text:h text:style-name="P11" text:outline-level="1">Abgabe 1: Dokumentation von Gedankengängen</text:h>
      <text:p text:style-name="P12" loext:marker-style-name="T13"><text:span text:style-name="T13"/></text:p>
      <text:h text:style-name="Heading_20_2" text:outline-level="2">Planungsphase</text:h>
      <text:p text:style-name="P13" loext:marker-style-name="T15"><text:span text:style-name="T15">Wenn ich meine Programme schreibe breche ich immer alle wesentliche features in funktionen runter um einen groben plan zu haben und eine übersicht zu haben</text:span></text:p>
      <text:p text:style-name="P13" loext:marker-style-name="T15"><text:span text:style-name="T15">damit die die app die ganze zeit lauft werde ich vermutlich eine while schleife machen die alles von neu anfängt</text:span></text:p>
      <text:p text:style-name="P13" loext:marker-style-name="T15"><text:span text:style-name="T15">um den input zu lesen möchte ich einen match case funktion verwenden </text:span><text:span text:style-name="T16">um so die richtige aktion zu nutzen</text:span></text:p>
      <text:h text:style-name="P14" text:outline-level="2">Implementierungsphase</text:h>
      <text:p text:style-name="P15">Um den User Input zu validieren habe ich mich für den die Match case funktion entschieden weil sie eine schöne übersicht und dynamik von sich gibt um flexibel den user input in die gewünschte funktion zu senden. </text:p>
      <text:p text:style-name="P15">Ich mache gerne für alle einzelnen Funktionen eine Methode damit ich zu beginn einen groben ablauf haben kann wie das programm laufen kann und zum schluss muss ich es das nur wie Lego Teile zusammen führen.</text:p>
      <text:p text:style-name="P15">Da ich zwischen den einzelnen Actions noch eine kurze pause einbringen wollte und ich nicht auf externe Libraries zugreiffen wollte habe ich mittels einer nonsense foorloop einen sleep erfunden um die Applikation ein wenig user freundlicher zu machen </text:p>
      <text:p text:style-name="P15">das grösste Problem das ich hatte war wegen der Variabel run_todo_app welche die ganze while schlaufe am leben hällt ich wollte das innerhalb einer nicht mehr existenten funktion exit() die while schlaufe mittel break gestoppt wird jedoch ging das nicht weil es in einer funktion war. Mein nächster ansatz war die Variable auf false zu setzten doch dabei habe ich vollkommen die scopes aus den augen vergessen ich kann nicht eine globale variabel in einer funktion Bearbeiten. Was ich mittels debbug Tool nach einiger Zeit erst herrausgefunden habe… nach kurzer recherche bin ich auf die Global Funktion von Python gestossen welche die möglichkeit gibt eine Global Variabel zu manipulieren in einer funktion und damit konnte ich die app dann auch schliessen</text:p>
      <text:h text:style-name="P16" text:outline-level="2">Reflexion</text:h>
      <text:p text:style-name="P17">Was ich wirklich mitnehmen konnte (obwohl ich gestehen musste ich dachte werde kaum was lernen) war die die Scopes zu beachten in Programmen in meiner anderen Programmier sprache kann man immer definieren um was für eine sorte von variabel es sich handelt ob sie Global ist oder nicht. Ich konnte noch mitnehmen das man in Phyton mittel Global funktion die Variabeln importieren kann.</text:p>
      <text:p text:style-name="P17">Ich denke es gibt einige punkte wo man meinen Code verbessern kann da ich mir Programmieren selber bei gebracht habe und ich generell mich desshalb kaum an irgendwelche conventions halte da ich es nie damit gelernt habe.</text:p>
      <text:h text:style-name="P18" text:outline-level="1"><text:soft-page-break/>Quellen</text:h>
      <text:p text:style-name="P19"><text:a xlink:type="simple" xlink:href="https://realpython.com/python-use-global-variable-in-function/#:~:text=To%20access%20a%20global%20variable,creating%20a%20new%20local%20variable" text:style-name="Internet_20_link" text:visited-style-name="Visited_20_Internet_20_Link">https://realpython.com/python-use-global-variable-in-function/#:~:text=To%20access%20a%20global%20variable,creating%20a%20new%20local%20variable</text:a>.</text:p>
      <text:p text:style-name="P19"><text:a xlink:type="simple" xlink:href="https://www.w3schools.com/python/python_match.asp" text:style-name="Internet_20_link" text:visited-style-name="Visited_20_Internet_20_Link">https://www.w3schools.com/python/python_match.asp</text:a></text:p>
      <text:p text:style-name="P1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swiss"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Helvetica" svg:font-family="Helvetica"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charset="x-symbol"/>
    <style:font-face style:name="TimesNewRoman" svg:font-family="TimesNew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 fo:font-size="11pt" fo:language="de" fo:country="DE" style:letter-kerning="false" style:font-name-asian="Calibri2" style:font-size-asian="11pt" style:language-asian="en" style:country-asian="US" style:font-name-complex="Noto Sans"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49cm" style:writing-mode="page"/>
      <style:text-properties style:use-window-font-color="true" loext:opacity="0%" style:font-name="Calibri" fo:font-size="11pt" fo:language="de" fo:country="DE" style:letter-kerning="false" style:font-name-asian="Calibri2" style:font-size-asian="11pt" style:language-asian="en" style:country-asian="US" style:font-name-complex="Noto Sans Arabic"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2cm" style:contextual-spacing="false" fo:line-height="115%" fo:text-align="start" style:justify-single-word="false" fo:orphans="2" fo:widows="2" style:writing-mode="lr-tb"/>
      <style:text-properties style:font-name="Arial" fo:font-family="Arial"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423cm" fo:margin-bottom="0cm" style:contextual-spacing="false" fo:keep-together="always" fo:keep-with-next="always"/>
      <style:text-properties fo:color="#2f5496" loext:opacity="100%" fo:font-size="16pt" style:font-name-asian="Calibri2" style:font-family-asian="Calibri" style:font-family-generic-asian="system" style:font-pitch-asian="variable" style:font-size-asian="16pt" style:font-name-complex="Noto Sans Arabic" style:font-family-complex="'Noto Sans Arabic'"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071cm" fo:margin-bottom="0cm" style:contextual-spacing="false" fo:keep-together="always" fo:keep-with-next="always"/>
      <style:text-properties fo:color="#2f5496" loext:opacity="100%" fo:font-size="13pt" style:font-name-asian="Calibri2" style:font-family-asian="Calibri" style:font-family-generic-asian="system" style:font-pitch-asian="variable" style:font-size-asian="13pt" style:font-name-complex="Noto Sans Arabic" style:font-family-complex="'Noto Sans Arabic'" style:font-family-generic-complex="system" style:font-pitch-complex="variable" style:font-size-complex="13pt">
        <loext:char-complex-color loext:theme-type="accent1" loext:color-type="theme">
          <loext:transformation loext:type="shade" loext:value="2509"/>
        </loext:char-complex-color>
      </style:text-properties>
    </style:style>
    <style:style style:name="Title" style:family="paragraph" style:parent-style-name="Standard" style:next-style-name="Standard" loext:linked-style-name="Title_20_Char" style:class="chapter">
      <style:paragraph-properties fo:margin-top="0cm" fo:margin-bottom="0cm" style:contextual-spacing="true" fo:line-height="100%"/>
      <style:text-properties fo:font-size="36pt" fo:letter-spacing="-0.018cm" style:letter-kerning="true" style:font-name-asian="Calibri2" style:font-family-asian="Calibri" style:font-family-generic-asian="system" style:font-pitch-asian="variable" style:font-size-asian="36pt" style:font-name-complex="Noto Sans Arabic" style:font-family-complex="'Noto Sans Arabic'" style:font-family-generic-complex="system" style:font-pitch-complex="variable" style:font-size-complex="28pt"/>
    </style:style>
    <style:style style:name="List_20_3" style:display-name="List 3" style:family="paragraph" style:parent-style-name="Standard" style:auto-update="true" style:list-style-name="WWNum1" style:class="list">
      <style:paragraph-properties fo:margin-top="0.635cm" fo:margin-bottom="0.423cm" style:contextual-spacing="false"/>
      <style:text-properties fo:color="#ff0000" loext:opacity="100%" fo:language="de" fo:country="CH" style:letter-kerning="true" style:font-name-asian="Calibri2" style:font-family-asian="Calibri" style:font-family-generic-asian="system" style:font-pitch-asian="variable" style:font-name-complex="Helvetica" style:font-family-complex="Helvetica" style:font-family-generic-complex="system" style:font-pitch-complex="variable"/>
    </style:style>
    <style:style style:name="List_20_Paragraph" style:display-name="List Paragraph" style:family="paragraph" style:parent-style-name="Standard">
      <style:paragraph-properties fo:margin-left="1.27cm" fo:margin-top="0cm" fo:margin-bottom="0.212cm" style:contextual-spacing="true"/>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Subtitle" style:family="paragraph" style:parent-style-name="Standard" style:next-style-name="Standard" loext:linked-style-name="Subtitle_20_Char" style:class="chapter">
      <style:text-properties fo:color="#5a5a5a" loext:opacity="100%" fo:letter-spacing="0.026cm" style:font-name-asian="Calibri2" style:font-family-asian="Calibri" style:font-family-generic-asian="system" style:font-pitch-asian="variable">
        <loext:char-complex-color loext:theme-type="dark1" loext:color-type="theme">
          <loext:transformation loext:type="tint" loext:value="3529"/>
        </loext:char-complex-color>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text-properties style:font-name="Calibri Light" fo:font-family="'Calibri Light'" style:font-family-generic="swiss" style:font-pitch="variable" fo:language="en" fo:country="US"/>
    </style:style>
    <style:style style:name="Contents_20_1" style:display-name="Contents 1" style:family="paragraph" style:parent-style-name="Standard" style:next-style-name="Standard" style:auto-update="true" style:class="index">
      <style:paragraph-properties fo:margin-top="0cm" fo:margin-bottom="0.176cm" style:contextual-spacing="false"/>
    </style:style>
    <style:style style:name="Contents_20_2" style:display-name="Contents 2" style:family="paragraph" style:parent-style-name="Standard" style:next-style-name="Standard" style:auto-update="true" style:class="index">
      <style:paragraph-properties fo:margin-left="0.388cm" fo:margin-top="0cm" fo:margin-bottom="0.176cm" style:contextual-spacing="false"/>
    </style:style>
    <style:style style:name="Standard_20__28_WW_29_" style:display-name="Standard (WW)" style:family="paragraph">
      <style:text-properties style:font-name="Liberation Serif" fo:font-family="'Liberation Serif'" style:font-family-generic="roman" style:font-pitch="variable" fo:font-size="12pt" style:font-name-asian="Noto Sans" style:font-family-asian="'Noto Sans'" style:font-family-generic-asian="system" style:font-pitch-asian="variable" style:font-size-asian="12pt" style:font-name-complex="TimesNewRoman" style:font-family-complex="TimesNewRoman" style:font-family-generic-complex="system" style:font-pitch-complex="variable" style:font-size-complex="12pt"/>
    </style:style>
    <style:style style:name="Default_20_Paragraph_20_Font" style:display-name="Default Paragraph Font" style:family="text"/>
    <style:style style:name="Title_20_Char" style:display-name="Title Char" style:family="text" style:parent-style-name="Default_20_Paragraph_20_Font">
      <style:text-properties style:font-name="Arial" fo:font-family="Arial" style:font-family-generic="swiss" style:font-pitch="variable" fo:font-size="36pt" fo:letter-spacing="-0.018cm" style:letter-kerning="true" style:font-name-asian="Calibri2" style:font-family-asian="Calibri" style:font-family-generic-asian="system" style:font-pitch-asian="variable" style:font-size-asian="36pt" style:font-name-complex="Noto Sans Arabic" style:font-family-complex="'Noto Sans Arabic'" style:font-family-generic-complex="system" style:font-pitch-complex="variable" style:font-size-complex="28pt"/>
    </style:style>
    <style:style style:name="Heading_20_1_20_Char" style:display-name="Heading 1 Char" style:family="text" style:parent-style-name="Default_20_Paragraph_20_Font">
      <style:text-properties fo:color="#2f5496" loext:opacity="100%" style:font-name="Arial" fo:font-family="Arial" style:font-family-generic="swiss" style:font-pitch="variable" fo:font-size="16pt" style:font-name-asian="Calibri2" style:font-family-asian="Calibri" style:font-family-generic-asian="system" style:font-pitch-asian="variable" style:font-size-asian="16pt" style:font-name-complex="Noto Sans Arabic" style:font-family-complex="'Noto Sans Arabic'"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2_20_Char" style:display-name="Heading 2 Char" style:family="text" style:parent-style-name="Default_20_Paragraph_20_Font">
      <style:text-properties fo:color="#2f5496" loext:opacity="100%" style:font-name="Arial" fo:font-family="Arial" style:font-family-generic="swiss" style:font-pitch="variable" fo:font-size="13pt" style:font-name-asian="Calibri2" style:font-family-asian="Calibri" style:font-family-generic-asian="system" style:font-pitch-asian="variable" style:font-size-asian="13pt" style:font-name-complex="Noto Sans Arabic" style:font-family-complex="'Noto Sans Arabic'" style:font-family-generic-complex="system" style:font-pitch-complex="variable" style:font-size-complex="13pt">
        <loext:char-complex-color loext:theme-type="accent1" loext:color-type="theme">
          <loext:transformation loext:type="shade" loext:value="2509"/>
        </loext:char-complex-color>
      </style:text-properties>
    </style:style>
    <style:style style:name="Subtitle_20_Char" style:display-name="Subtitle Char" style:family="text" style:parent-style-name="Default_20_Paragraph_20_Font">
      <style:text-properties fo:color="#5a5a5a" loext:opacity="100%" style:font-name="Arial" fo:font-family="Arial" style:font-family-generic="swiss" style:font-pitch="variable" fo:letter-spacing="0.026cm" style:font-name-asian="Calibri2" style:font-family-asian="Calibri" style:font-family-generic-asian="system" style:font-pitch-asian="variable">
        <loext:char-complex-color loext:theme-type="dark1" loext:color-type="theme">
          <loext:transformation loext:type="tint" loext:value="3529"/>
        </loext:char-complex-color>
      </style:text-properties>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style style:name="ListLabel_20_4" style:display-name="ListLabel 4" style:family="text">
      <style:text-properties style:font-name="Calibri" fo:font-family="Calibri" style:font-family-generic="roman" style:font-pitch="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style style:name="ListLabel_20_7" style:display-name="ListLabel 7" style:family="text">
      <style:text-properties style:font-name="Calibri" fo:font-family="Calibri" style:font-family-generic="roman" style:font-pitch="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style style:name="ListLabel_20_10" style:display-name="ListLabel 10" style:family="text">
      <style:text-properties style:font-name="Calibri" fo:font-family="Calibri" style:font-family-generic="roman" style:font-pitch="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style style:name="ListLabel_20_13" style:display-name="ListLabel 13" style:family="text">
      <style:text-properties style:font-name="Calibri" fo:font-family="Calibri" style:font-family-generic="roman" style:font-pitch="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style style:name="ListLabel_20_16" style:display-name="ListLabel 16" style:family="text">
      <style:text-properties style:font-name="Calibri" fo:font-family="Calibri" style:font-family-generic="roman" style:font-pitch="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style style:name="ListLabel_20_19" style:display-name="ListLabel 19" style:family="text">
      <style:text-properties style:letter-kerning="true" style:font-name-asian="Calibri2" style:font-family-asian="Calibri" style:font-family-generic-asian="system" style:font-pitch-asian="variable" style:font-name-complex="Helvetica" style:font-family-complex="Helvetica" style:font-family-generic-complex="system" style:font-pitch-complex="variable" style:font-size-complex="11.5pt"/>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3.175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985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795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54cm" fo:margin-bottom="1.249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text:p text:style-name="MP1"><text:page-number text:select-page="current">4</text:page-number></text:p>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Giuseppe Accaputo</meta:initial-creator>
    <meta:editing-cycles>98</meta:editing-cycles>
    <meta:creation-date>2022-10-01T12:21:00</meta:creation-date>
    <dc:date>2025-04-22T11:56:33.692155023</dc:date>
    <meta:editing-duration>PT12M44S</meta:editing-duration>
    <meta:generator>LibreOffice/24.8.6.2$Linux_X86_64 LibreOffice_project/d50be90c1d90f0f90a5235ffcbbafbbfa38a83c2</meta:generator>
    <meta:document-statistic meta:table-count="0" meta:image-count="0" meta:object-count="0" meta:page-count="4" meta:paragraph-count="42" meta:word-count="718" meta:character-count="5069" meta:non-whitespace-character-count="4397"/>
    <meta:user-defined meta:name="AppVersion">16.0000</meta:user-defined>
    <meta:template xlink:type="simple" xlink:actuate="onRequest" xlink:title="Normal.dotm" xlink:href=""/>
  </office:meta>
</office:document-meta>
</file>